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ndardWebSocketClientTests.getRemote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andardWebSocketClientTests.getLocalAddressW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ndardWebSocketClientTests.handshake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tandardWebSocketClientTests.taskExecu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ndardWebSocketClientTests.clientEndpoint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andardWebSocketClientTests.standardWebSocketClientConfiguratorInsertsHandshake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andardWebSocketClientTests.getLocalAddressNoSch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andardWebSocketClientTests.getLocal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ndardWebSocketClientTests.clientEndpointConfigWithUser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